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Heading_20_1">
      <style:paragraph-properties fo:break-before="page"/>
    </style:style>
    <style:style style:name="P3" style:family="paragraph" style:parent-style-name="Heading_20_2">
      <style:paragraph-properties fo:keep-with-next="always"/>
      <style:text-properties style:font-name="Times New Roman1" style:font-name-asian="AR PL KaitiM GB" style:font-name-complex="Lohit Hindi"/>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T1" style:family="text">
      <style:text-properties style:font-name="Times New Roman1" style:font-name-asian="AR PL KaitiM GB" style:font-name-complex="Lohit Hindi"/>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nalyse du projet</text:h>
      <text:h text:style-name="Heading_20_2" text:outline-level="2">Description du projet</text:h>
      <text:p text:style-name="Standard">Le but de ce projet est de réaliser une interface web permettant de comparer plusieurs algorithmes de résolution sur un problème donné. Nous les comparons d'abord en calculant la moyenne des scores obtenus après exécution. Dans un second temps nous devons calculer la dominance statistique et l'afficher. Nous allons donc utiliser beaucoup de technologies web tant côté client que serveur car nous devons afficher un grand nombre de données donc nous devons aussi chercher à optimiser notre code.</text:p>
      <text:h text:style-name="Heading_20_2" text:outline-level="2">Fonctionnalités du site </text:h>
      <text:list xml:id="list365699207883518436" text:style-name="L1">
        <text:list-item>
          <text:p text:style-name="P4">lister un ensemble de problèmes</text:p>
        </text:list-item>
      </text:list>
      <text:list xml:id="list1565698446442120463" text:style-name="L2">
        <text:list-item>
          <text:p text:style-name="P5">permettre à l'utilisateur de proposer un algorithme</text:p>
        </text:list-item>
      </text:list>
      <text:list xml:id="list730957343966721592" text:style-name="L3">
        <text:list-item>
          <text:p text:style-name="P6">comparer les algorithmes</text:p>
        </text:list-item>
      </text:list>
      <text:list xml:id="list5340483339257144560" text:style-name="L4">
        <text:list-item>
          <text:list>
            <text:list-item>
              <text:p text:style-name="P7">générer un graphique comparant les algorithmes sur une instance de problèmes à partir de la moyenne des scores sur l'ensemble des exécutions</text:p>
            </text:list-item>
            <text:list-item>
              <text:p text:style-name="P7">calculer la dominance statistique</text:p>
            </text:list-item>
            <text:list-item>
              <text:p text:style-name="P7">consulter quel algorithme domine par rapport à un autre</text:p>
            </text:list-item>
          </text:list>
        </text:list-item>
      </text:list>
      <text:h text:style-name="P2" text:outline-level="1">Organisation du projet</text:h>
      <text:h text:style-name="Heading_20_2" text:outline-level="2">Choix des technologies</text:h>
      <text:p text:style-name="Text_20_body">Du côté serveur nous utilisons le langage PHP, principalement parce qu’on a déjà de bonnes connaissances en php et nous disposions déjà de tous les outils nécessaire pour développer dans ce langage. De plus c'est un langage très répandu et par conséquent il dispose d'une grande base de connaissances et de forums d'entraide.</text:p>
      <text:p text:style-name="Text_20_body"/>
      <text:p text:style-name="Text_20_body">Côté client nous utilisons javascript avec le framework Jquery <text:s/>pour utiliser un autre framework : HighCharts permettant de générer différents types de graphiques.</text:p>
      <text:p text:style-name="Text_20_body">Nous avons aussi choisi d'utiliser le javascript avec le Jquery et l'Ajax pour toute la gestion du transfert des données côté serveur vers le client pour l'affichage.</text:p>
      <text:p text:style-name="Text_20_body">Pour l'affichage du graphique on utilise Highchart qui propose un grand nombre d'options d'affichages en plus d'avoir un zoom.</text:p>
      <text:p text:style-name="Text_20_body">Enfin pour l'affichage de la dominance statistique aucun framework n'existant pour ça, on a choisi d'utiliser la balise canvas d'HTML5 et donc de dessiner dessus.</text:p>
      <text:p text:style-name="Text_20_body">Pour coder, nous avons utilisé sublime text 2 qui est un éditeur de texte assez puissant.</text:p>
      <text:p text:style-name="Text_20_body"/>
      <text:h text:style-name="P3" text:outline-level="2">Contraintes</text:h>
      <text:p text:style-name="Text_20_body"><text:span text:style-name="T1">La seule véritable contrainte que l'on a est d'avoir un site web fonctionnel avec un code lisible et rééditable. Nous avons donc choisi de réaliser le site web selon un MVC.</text:span></text:p>
      <text:h text:style-name="Heading_20_2" text:outline-level="2">Répartition des tâches</text:h>
      <text:p text:style-name="Text_20_body">Début du projet Mardi 7 Avril</text:p>
      <text:p text:style-name="Text_20_body">-installation git, réalisation architecture du projet</text:p>
      <text:p text:style-name="Text_20_body">8 Avril:</text:p>
      <text:p text:style-name="Text_20_body">-réalisation page d'accueil avec css</text:p>
      <text:p text:style-name="Text_20_body">9-11 Avril:</text:p>
      <text:p text:style-name="Text_20_body">-installation des framework, et consultation de la documentation</text:p>
      <text:p text:style-name="Text_20_body">27-28 Avril :</text:p>
      <text:p text:style-name="Text_20_body">-script de calcul de moyenne pour chaque instance à partir des fichiers de traces</text:p>
      <text:p text:style-name="Text_20_body">29 Avril :</text:p>
      <text:p text:style-name="Text_20_body">-génération des courbes à partir des fichiers de moyennes</text:p>
      <text:p text:style-name="Text_20_body">4-5 Mai :</text:p>
      <text:p text:style-name="Text_20_body">Alexandre : création base de données pour l'administration</text:p>
      <text:p text:style-name="Text_20_body">Valentin : optimisation du code générant les courbes de moyennes</text:p>
      <text:p text:style-name="Text_20_body">6-7 Mai :</text:p>
      <text:p text:style-name="Text_20_body">Alexandre :script php de calcul de la dominance statistique</text:p>
      <text:p text:style-name="Text_20_body"><text:soft-page-break/>Valentin : script Ajax qui récupère les données des script de calculs php</text:p>
      <text:p text:style-name="P1">problèmes rencontrés :</text:p>
      <text:p text:style-name="Text_20_body">Temps de chargement long pour <text:s/>afficher les courbes de moyennes et faire les calculs de dominance statistique.</text:p>
      <text:p text:style-name="Text_20_body">Solution : on a créé des fichiers intermédiaires contenant les résultats des différents calculs pour éviter de tout recalculer à chaque chargement de page s'il n'y a pas eu de modifications des algorithmes.</text:p>
      <text:p text:style-name="Text_20_body"/>
      <text:p text:style-name="Text_20_body">Utilisation de l'ajax :</text:p>
      <text:p text:style-name="Text_20_body">Dans un premier temps, on avait besoin de générer un script javascript en php, ce qui est une pratique à éviter absolument. On s'est donc renseigné sur l'ajax et pleins de problèmes en sont ressortis. L'ajax récupérant les données de façon asynchrone, on a eu des problèmes de données qui n'étaient pas toujours traités dans le même ordre. Et ayant des requêtes ajax imbriqués on a du rendre certaines requêtes synchr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Times New Roman1" fo:font-size="26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cm" fo:margin-right="0cm" fo:margin-top="0.45cm" fo:margin-bottom="0.15cm" fo:text-align="start" style:justify-single-word="false" fo:text-indent="0cm" style:auto-text-indent="false">
        <style:tab-stops/>
      </style:paragraph-properties>
      <style:text-properties fo:font-size="5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801cm" fo:margin-right="0cm" fo:margin-top="0.45cm" fo:margin-bottom="0.15cm" fo:text-align="start" style:justify-single-word="false" fo:text-indent="0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mpte etudiant</meta:initial-creator>
    <meta:creation-date>2015-05-13T14:40:47</meta:creation-date>
    <dc:date>2015-05-20T10:10:06.71</dc:date>
    <meta:editing-duration>PT5H4M31S</meta:editing-duration>
    <meta:editing-cycles>30</meta:editing-cycles>
    <meta:generator>OpenOffice/4.1.1$Win32 OpenOffice.org_project/411m6$Build-9775</meta:generator>
    <meta:document-statistic meta:table-count="0" meta:image-count="0" meta:object-count="0" meta:page-count="4" meta:paragraph-count="42" meta:word-count="579" meta:character-count="3596"/>
  </office:meta>
</office:document-meta>
</file>